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3.7736in" svg:y="0.7681in">
            <draw:object draw:notify-on-update-of-ranges="Sheet1.C44:Sheet1.E44 Sheet1.B45:Sheet1.B45 Sheet1.C45:Sheet1.E45 Sheet1.B46:Sheet1.B46 Sheet1.C46:Sheet1.E46 Sheet1.B47:Sheet1.B47 Sheet1.C47:Sheet1.E4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14.6079in" svg:y="5.9441in">
            <draw:object draw:notify-on-update-of-ranges="Sheet1.H44:Sheet1.J44 Sheet1.G45:Sheet1.G45 Sheet1.H45:Sheet1.J45 Sheet1.G46:Sheet1.G46 Sheet1.H46:Sheet1.J46 Sheet1.G47:Sheet1.G47 Sheet1.H47:Sheet1.J4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11.1287in" svg:y="2.3465in">
            <draw:object draw:notify-on-update-of-ranges="Sheet1.C51:Sheet1.E51 Sheet1.B52:Sheet1.B52 Sheet1.C52:Sheet1.E52 Sheet1.B53:Sheet1.B53 Sheet1.C53:Sheet1.E53 Sheet1.B54:Sheet1.B54 Sheet1.C54:Sheet1.E5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9.2969in" svg:y="5.5154in">
            <draw:object draw:notify-on-update-of-ranges="Sheet1.H51:Sheet1.J51 Sheet1.G52:Sheet1.G52 Sheet1.H52:Sheet1.J52 Sheet1.G53:Sheet1.G53 Sheet1.H53:Sheet1.J53 Sheet1.G54:Sheet1.G54 Sheet1.H54:Sheet1.J5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2"/>
          <table:table-cell office:value-type="string" calcext:value-type="string">
            <text:p>0.1ms</text:p>
          </table:table-cell>
          <table:table-cell/>
          <table:table-cell office:value-type="string" calcext:value-type="string">
            <text:p>1ms</text:p>
          </table:table-cell>
          <table:table-cell/>
          <table:table-cell office:value-type="string" calcext:value-type="string">
            <text:p>10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Low</text:p>
          </table:table-cell>
          <table:table-cell office:value-type="string" calcext:value-type="string">
            <text:p>contention'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TXNs</text:p>
          </table:table-cell>
          <table:table-cell office:value-type="string" calcext:value-type="string">
            <text:p>(5</text:p>
          </table:table-cell>
          <table:table-cell office:value-type="string" calcext:value-type="string">
            <text:p>records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table:number-columns-repeated="6"/>
          <table:table-cell office:value-type="float" office:value="28291.2" calcext:value-type="float">
            <text:p>28291.2</text:p>
          </table:table-cell>
          <table:table-cell/>
          <table:table-cell office:value-type="float" office:value="4275.57" calcext:value-type="float">
            <text:p>4275.57</text:p>
          </table:table-cell>
          <table:table-cell/>
          <table:table-cell office:value-type="float" office:value="570.117" calcext:value-type="float">
            <text:p>570.117</text:p>
          </table:table-cell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table:number-columns-repeated="6"/>
          <table:table-cell office:value-type="float" office:value="23578.1" calcext:value-type="float">
            <text:p>23578.1</text:p>
          </table:table-cell>
          <table:table-cell/>
          <table:table-cell office:value-type="float" office:value="3885.19" calcext:value-type="float">
            <text:p>3885.19</text:p>
          </table:table-cell>
          <table:table-cell/>
          <table:table-cell office:value-type="float" office:value="576.635" calcext:value-type="float">
            <text:p>576.635</text:p>
          </table:table-cell>
        </table:table-row>
        <table:table-row table:style-name="ro1">
          <table:table-cell/>
          <table:table-cell office:value-type="string" calcext:value-type="string">
            <text:p>MVCC</text:p>
          </table:table-cell>
          <table:table-cell table:number-columns-repeated="6"/>
          <table:table-cell office:value-type="float" office:value="24997.7" calcext:value-type="float">
            <text:p>24997.7</text:p>
          </table:table-cell>
          <table:table-cell/>
          <table:table-cell office:value-type="float" office:value="3983.9" calcext:value-type="float">
            <text:p>3983.9</text:p>
          </table:table-cell>
          <table:table-cell/>
          <table:table-cell office:value-type="float" office:value="532.322" calcext:value-type="float">
            <text:p>532.322</text:p>
          </table:table-cell>
        </table:table-row>
        <table:table-row table:style-name="ro1">
          <table:table-cell office:value-type="string" calcext:value-type="string">
            <text:p>'Low</text:p>
          </table:table-cell>
          <table:table-cell office:value-type="string" calcext:value-type="string">
            <text:p>contention'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TXNs</text:p>
          </table:table-cell>
          <table:table-cell office:value-type="string" calcext:value-type="string">
            <text:p>(20</text:p>
          </table:table-cell>
          <table:table-cell office:value-type="string" calcext:value-type="string">
            <text:p>records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table:number-columns-repeated="6"/>
          <table:table-cell office:value-type="float" office:value="11626.2" calcext:value-type="float">
            <text:p>11626.2</text:p>
          </table:table-cell>
          <table:table-cell/>
          <table:table-cell office:value-type="float" office:value="2598.8" calcext:value-type="float">
            <text:p>2598.8</text:p>
          </table:table-cell>
          <table:table-cell/>
          <table:table-cell office:value-type="float" office:value="547.12" calcext:value-type="float">
            <text:p>547.12</text:p>
          </table:table-cell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table:number-columns-repeated="6"/>
          <table:table-cell office:value-type="float" office:value="9243.69" calcext:value-type="float">
            <text:p>9243.69</text:p>
          </table:table-cell>
          <table:table-cell/>
          <table:table-cell office:value-type="float" office:value="2265.91" calcext:value-type="float">
            <text:p>2265.91</text:p>
          </table:table-cell>
          <table:table-cell/>
          <table:table-cell office:value-type="float" office:value="504.045" calcext:value-type="float">
            <text:p>504.045</text:p>
          </table:table-cell>
        </table:table-row>
        <table:table-row table:style-name="ro1">
          <table:table-cell/>
          <table:table-cell office:value-type="string" calcext:value-type="string">
            <text:p>MVCC</text:p>
          </table:table-cell>
          <table:table-cell table:number-columns-repeated="6"/>
          <table:table-cell office:value-type="float" office:value="9248.28" calcext:value-type="float">
            <text:p>9248.28</text:p>
          </table:table-cell>
          <table:table-cell/>
          <table:table-cell office:value-type="float" office:value="1467.56" calcext:value-type="float">
            <text:p>1467.56</text:p>
          </table:table-cell>
          <table:table-cell/>
          <table:table-cell office:value-type="float" office:value="374.661" calcext:value-type="float">
            <text:p>374.661</text:p>
          </table:table-cell>
        </table:table-row>
        <table:table-row table:style-name="ro1">
          <table:table-cell office:value-type="string" calcext:value-type="string">
            <text:p>'High</text:p>
          </table:table-cell>
          <table:table-cell office:value-type="string" calcext:value-type="string">
            <text:p>contention'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TXNs</text:p>
          </table:table-cell>
          <table:table-cell office:value-type="string" calcext:value-type="string">
            <text:p>(5</text:p>
          </table:table-cell>
          <table:table-cell office:value-type="string" calcext:value-type="string">
            <text:p>record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table:number-columns-repeated="6"/>
          <table:table-cell office:value-type="float" office:value="17925" calcext:value-type="float">
            <text:p>17925</text:p>
          </table:table-cell>
          <table:table-cell/>
          <table:table-cell office:value-type="float" office:value="3714.65" calcext:value-type="float">
            <text:p>3714.65</text:p>
          </table:table-cell>
          <table:table-cell/>
          <table:table-cell office:value-type="float" office:value="442.456" calcext:value-type="float">
            <text:p>442.456</text:p>
          </table:table-cell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table:number-columns-repeated="6"/>
          <table:table-cell office:value-type="float" office:value="16107.3" calcext:value-type="float">
            <text:p>16107.3</text:p>
          </table:table-cell>
          <table:table-cell/>
          <table:table-cell office:value-type="float" office:value="3488.47" calcext:value-type="float">
            <text:p>3488.47</text:p>
          </table:table-cell>
          <table:table-cell/>
          <table:table-cell office:value-type="float" office:value="437.17" calcext:value-type="float">
            <text:p>437.17</text:p>
          </table:table-cell>
        </table:table-row>
        <table:table-row table:style-name="ro1">
          <table:table-cell/>
          <table:table-cell office:value-type="string" calcext:value-type="string">
            <text:p>MVCC</text:p>
          </table:table-cell>
          <table:table-cell table:number-columns-repeated="6"/>
          <table:table-cell office:value-type="float" office:value="11201" calcext:value-type="float">
            <text:p>11201</text:p>
          </table:table-cell>
          <table:table-cell/>
          <table:table-cell office:value-type="float" office:value="1406.4" calcext:value-type="float">
            <text:p>1406.4</text:p>
          </table:table-cell>
          <table:table-cell/>
          <table:table-cell office:value-type="float" office:value="112.849" calcext:value-type="float">
            <text:p>112.849</text:p>
          </table:table-cell>
        </table:table-row>
        <table:table-row table:style-name="ro1">
          <table:table-cell office:value-type="string" calcext:value-type="string">
            <text:p>'High</text:p>
          </table:table-cell>
          <table:table-cell office:value-type="string" calcext:value-type="string">
            <text:p>contention'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TXNs</text:p>
          </table:table-cell>
          <table:table-cell office:value-type="string" calcext:value-type="string">
            <text:p>(20</text:p>
          </table:table-cell>
          <table:table-cell office:value-type="string" calcext:value-type="string">
            <text:p>record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table:number-columns-repeated="6"/>
          <table:table-cell office:value-type="float" office:value="1972.58" calcext:value-type="float">
            <text:p>1972.58</text:p>
          </table:table-cell>
          <table:table-cell/>
          <table:table-cell office:value-type="float" office:value="572.566" calcext:value-type="float">
            <text:p>572.566</text:p>
          </table:table-cell>
          <table:table-cell/>
          <table:table-cell office:value-type="float" office:value="96.0653" calcext:value-type="float">
            <text:p>96.0653</text:p>
          </table:table-cell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table:number-columns-repeated="6"/>
          <table:table-cell office:value-type="float" office:value="1817.98" calcext:value-type="float">
            <text:p>1817.98</text:p>
          </table:table-cell>
          <table:table-cell/>
          <table:table-cell office:value-type="float" office:value="551.876" calcext:value-type="float">
            <text:p>551.876</text:p>
          </table:table-cell>
          <table:table-cell/>
          <table:table-cell office:value-type="float" office:value="96.9271" calcext:value-type="float">
            <text:p>96.9271</text:p>
          </table:table-cell>
        </table:table-row>
        <table:table-row table:style-name="ro1">
          <table:table-cell/>
          <table:table-cell office:value-type="string" calcext:value-type="string">
            <text:p>MVCC</text:p>
          </table:table-cell>
          <table:table-cell table:number-columns-repeated="6"/>
          <table:table-cell office:value-type="float" office:value="309.601" calcext:value-type="float">
            <text:p>309.601</text:p>
          </table:table-cell>
          <table:table-cell/>
          <table:table-cell office:value-type="float" office:value="57.0524" calcext:value-type="float">
            <text:p>57.0524</text:p>
          </table:table-cell>
          <table:table-cell office:value-type="string" calcext:value-type="string">
            <text:p>^C</text:p>
          </table:table-cell>
          <table:table-cell/>
        </table:table-row>
        <table:table-row table:style-name="ro1">
          <table:table-cell office:value-type="string" calcext:value-type="string">
            <text:p>'High</text:p>
          </table:table-cell>
          <table:table-cell office:value-type="string" calcext:value-type="string">
            <text:p>contention'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TXNs</text:p>
          </table:table-cell>
          <table:table-cell office:value-type="string" calcext:value-type="string">
            <text:p>(5</text:p>
          </table:table-cell>
          <table:table-cell office:value-type="string" calcext:value-type="string">
            <text:p>record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table:number-columns-repeated="6"/>
          <table:table-cell office:value-type="float" office:value="17465.9" calcext:value-type="float">
            <text:p>17465.9</text:p>
          </table:table-cell>
          <table:table-cell/>
          <table:table-cell office:value-type="float" office:value="3694.88" calcext:value-type="float">
            <text:p>3694.88</text:p>
          </table:table-cell>
          <table:table-cell/>
          <table:table-cell office:value-type="float" office:value="439.156" calcext:value-type="float">
            <text:p>439.156</text:p>
          </table:table-cell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table:number-columns-repeated="6"/>
          <table:table-cell office:value-type="float" office:value="16694.6" calcext:value-type="float">
            <text:p>16694.6</text:p>
          </table:table-cell>
          <table:table-cell/>
          <table:table-cell office:value-type="float" office:value="3525.34" calcext:value-type="float">
            <text:p>3525.34</text:p>
          </table:table-cell>
          <table:table-cell/>
          <table:table-cell office:value-type="float" office:value="458.978" calcext:value-type="float">
            <text:p>458.978</text:p>
          </table:table-cell>
        </table:table-row>
        <table:table-row table:style-name="ro1">
          <table:table-cell/>
          <table:table-cell office:value-type="string" calcext:value-type="string">
            <text:p>MVCC</text:p>
          </table:table-cell>
          <table:table-cell table:number-columns-repeated="6"/>
          <table:table-cell office:value-type="float" office:value="11242.5" calcext:value-type="float">
            <text:p>11242.5</text:p>
          </table:table-cell>
          <table:table-cell/>
          <table:table-cell office:value-type="float" office:value="1477.98" calcext:value-type="float">
            <text:p>1477.98</text:p>
          </table:table-cell>
          <table:table-cell/>
          <table:table-cell office:value-type="float" office:value="73.1016" calcext:value-type="float">
            <text:p>73.1016</text:p>
          </table:table-cell>
        </table:table-row>
        <table:table-row table:style-name="ro1">
          <table:table-cell office:value-type="string" calcext:value-type="string">
            <text:p>'High</text:p>
          </table:table-cell>
          <table:table-cell office:value-type="string" calcext:value-type="string">
            <text:p>contention'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TXNs</text:p>
          </table:table-cell>
          <table:table-cell office:value-type="string" calcext:value-type="string">
            <text:p>(5</text:p>
          </table:table-cell>
          <table:table-cell office:value-type="string" calcext:value-type="string">
            <text:p>records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table:number-columns-repeated="6"/>
          <table:table-cell office:value-type="float" office:value="22041.2" calcext:value-type="float">
            <text:p>22041.2</text:p>
          </table:table-cell>
          <table:table-cell/>
          <table:table-cell office:value-type="float" office:value="3985.94" calcext:value-type="float">
            <text:p>3985.94</text:p>
          </table:table-cell>
          <table:table-cell/>
          <table:table-cell office:value-type="float" office:value="478.442" calcext:value-type="float">
            <text:p>478.442</text:p>
          </table:table-cell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table:number-columns-repeated="6"/>
          <table:table-cell office:value-type="float" office:value="20246.3" calcext:value-type="float">
            <text:p>20246.3</text:p>
          </table:table-cell>
          <table:table-cell/>
          <table:table-cell office:value-type="float" office:value="3697.56" calcext:value-type="float">
            <text:p>3697.56</text:p>
          </table:table-cell>
          <table:table-cell/>
          <table:table-cell office:value-type="float" office:value="504.542" calcext:value-type="float">
            <text:p>504.542</text:p>
          </table:table-cell>
        </table:table-row>
        <table:table-row table:style-name="ro1">
          <table:table-cell/>
          <table:table-cell office:value-type="string" calcext:value-type="string">
            <text:p>MVCC</text:p>
          </table:table-cell>
          <table:table-cell table:number-columns-repeated="6"/>
          <table:table-cell office:value-type="float" office:value="10486.6" calcext:value-type="float">
            <text:p>10486.6</text:p>
          </table:table-cell>
          <table:table-cell/>
          <table:table-cell office:value-type="float" office:value="1373.94" calcext:value-type="float">
            <text:p>1373.94</text:p>
          </table:table-cell>
          <table:table-cell/>
          <table:table-cell office:value-type="float" office:value="46.1936" calcext:value-type="float">
            <text:p>46.1936</text:p>
          </table:table-cell>
        </table:table-row>
        <table:table-row table:style-name="ro1">
          <table:table-cell office:value-type="string" calcext:value-type="string">
            <text:p>'High</text:p>
          </table:table-cell>
          <table:table-cell office:value-type="string" calcext:value-type="string">
            <text:p>contention'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TXNs</text:p>
          </table:table-cell>
          <table:table-cell office:value-type="string" calcext:value-type="string">
            <text:p>(20</text:p>
          </table:table-cell>
          <table:table-cell office:value-type="string" calcext:value-type="string">
            <text:p>records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table:number-columns-repeated="6"/>
          <table:table-cell office:value-type="float" office:value="3794.84" calcext:value-type="float">
            <text:p>3794.84</text:p>
          </table:table-cell>
          <table:table-cell/>
          <table:table-cell office:value-type="float" office:value="1203.76" calcext:value-type="float">
            <text:p>1203.76</text:p>
          </table:table-cell>
          <table:table-cell/>
          <table:table-cell office:value-type="float" office:value="146.504" calcext:value-type="float">
            <text:p>146.504</text:p>
          </table:table-cell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table:number-columns-repeated="6"/>
          <table:table-cell office:value-type="float" office:value="3494.12" calcext:value-type="float">
            <text:p>3494.12</text:p>
          </table:table-cell>
          <table:table-cell/>
          <table:table-cell office:value-type="float" office:value="1176.16" calcext:value-type="float">
            <text:p>1176.16</text:p>
          </table:table-cell>
          <table:table-cell/>
          <table:table-cell office:value-type="float" office:value="153.283" calcext:value-type="float">
            <text:p>153.283</text:p>
          </table:table-cell>
        </table:table-row>
        <table:table-row table:style-name="ro1">
          <table:table-cell/>
          <table:table-cell office:value-type="string" calcext:value-type="string">
            <text:p>MVCC</text:p>
          </table:table-cell>
          <table:table-cell table:number-columns-repeated="6"/>
          <table:table-cell office:value-type="float" office:value="146.972" calcext:value-type="float">
            <text:p>146.972</text:p>
          </table:table-cell>
          <table:table-cell/>
          <table:table-cell office:value-type="float" office:value="34.0189" calcext:value-type="float">
            <text:p>34.0189</text:p>
          </table:table-cell>
          <table:table-cell office:value-type="string" calcext:value-type="string">
            <text:p>^C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Average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.1ms</text:p>
          </table:table-cell>
          <table:table-cell/>
          <table:table-cell office:value-type="string" calcext:value-type="string">
            <text:p>1ms</text:p>
          </table:table-cell>
          <table:table-cell/>
          <table:table-cell office:value-type="string" calcext:value-type="string">
            <text:p>10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High</text:p>
          </table:table-cell>
          <table:table-cell office:value-type="string" calcext:value-type="string">
            <text:p>contention'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TXNs</text:p>
          </table:table-cell>
          <table:table-cell office:value-type="string" calcext:value-type="string">
            <text:p>(5</text:p>
          </table:table-cell>
          <table:table-cell office:value-type="string" calcext:value-type="string">
            <text:p>records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table:number-columns-repeated="6"/>
          <table:table-cell office:value-type="float" office:value="22363" calcext:value-type="float">
            <text:p>22363</text:p>
          </table:table-cell>
          <table:table-cell/>
          <table:table-cell office:value-type="float" office:value="4079.02" calcext:value-type="float">
            <text:p>4079.02</text:p>
          </table:table-cell>
          <table:table-cell/>
          <table:table-cell office:value-type="float" office:value="523.631" calcext:value-type="float">
            <text:p>523.631</text:p>
          </table:table-cell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table:number-columns-repeated="6"/>
          <table:table-cell office:value-type="float" office:value="20718.7" calcext:value-type="float">
            <text:p>20718.7</text:p>
          </table:table-cell>
          <table:table-cell/>
          <table:table-cell office:value-type="float" office:value="3754.73" calcext:value-type="float">
            <text:p>3754.73</text:p>
          </table:table-cell>
          <table:table-cell/>
          <table:table-cell office:value-type="float" office:value="485.588" calcext:value-type="float">
            <text:p>485.588</text:p>
          </table:table-cell>
        </table:table-row>
        <table:table-row table:style-name="ro1">
          <table:table-cell/>
          <table:table-cell office:value-type="string" calcext:value-type="string">
            <text:p>MVCC</text:p>
          </table:table-cell>
          <table:table-cell table:number-columns-repeated="6"/>
          <table:table-cell office:value-type="float" office:value="10139.8" calcext:value-type="float">
            <text:p>10139.8</text:p>
          </table:table-cell>
          <table:table-cell/>
          <table:table-cell office:value-type="float" office:value="1396.19" calcext:value-type="float">
            <text:p>1396.19</text:p>
          </table:table-cell>
          <table:table-cell/>
          <table:table-cell office:value-type="float" office:value="100.689" calcext:value-type="float">
            <text:p>100.68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0.1ms</text:p>
          </table:table-cell>
          <table:table-cell/>
          <table:table-cell office:value-type="string" calcext:value-type="string">
            <text:p>1ms</text:p>
          </table:table-cell>
          <table:table-cell/>
          <table:table-cell office:value-type="string" calcext:value-type="string">
            <text:p>10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High</text:p>
          </table:table-cell>
          <table:table-cell office:value-type="string" calcext:value-type="string">
            <text:p>contention'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TXNs</text:p>
          </table:table-cell>
          <table:table-cell office:value-type="string" calcext:value-type="string">
            <text:p>(5</text:p>
          </table:table-cell>
          <table:table-cell office:value-type="string" calcext:value-type="string">
            <text:p>records)</text:p>
          </table:table-cell>
          <table:table-cell office:value-type="string" calcext:value-type="string">
            <text:p>(5</text:p>
          </table:table-cell>
          <table:table-cell office:value-type="string" calcext:value-type="string">
            <text:p>records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table:number-columns-repeated="6"/>
          <table:table-cell office:value-type="float" office:value="17763.5" calcext:value-type="float">
            <text:p>17763.5</text:p>
          </table:table-cell>
          <table:table-cell/>
          <table:table-cell office:value-type="float" office:value="3720.91" calcext:value-type="float">
            <text:p>3720.91</text:p>
          </table:table-cell>
          <table:table-cell/>
          <table:table-cell office:value-type="float" office:value="418.028" calcext:value-type="float">
            <text:p>418.028</text:p>
          </table:table-cell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table:number-columns-repeated="6"/>
          <table:table-cell office:value-type="float" office:value="17494.9" calcext:value-type="float">
            <text:p>17494.9</text:p>
          </table:table-cell>
          <table:table-cell/>
          <table:table-cell office:value-type="float" office:value="3538.01" calcext:value-type="float">
            <text:p>3538.01</text:p>
          </table:table-cell>
          <table:table-cell/>
          <table:table-cell office:value-type="float" office:value="411.966" calcext:value-type="float">
            <text:p>411.966</text:p>
          </table:table-cell>
        </table:table-row>
        <table:table-row table:style-name="ro1">
          <table:table-cell/>
          <table:table-cell office:value-type="string" calcext:value-type="string">
            <text:p>MVCC</text:p>
          </table:table-cell>
          <table:table-cell table:number-columns-repeated="6"/>
          <table:table-cell office:value-type="float" office:value="11135.2" calcext:value-type="float">
            <text:p>11135.2</text:p>
          </table:table-cell>
          <table:table-cell/>
          <table:table-cell office:value-type="float" office:value="1382.25" calcext:value-type="float">
            <text:p>1382.25</text:p>
          </table:table-cell>
          <table:table-cell/>
          <table:table-cell office:value-type="float" office:value="94.3078" calcext:value-type="float">
            <text:p>94.3078</text:p>
          </table:table-cell>
        </table:table-row>
        <table:table-row table:style-name="ro1">
          <table:table-cell/>
          <table:table-cell office:value-type="string" calcext:value-type="string">
            <text:p>No-WriteSkew</text:p>
          </table:table-cell>
          <table:table-cell table:number-columns-repeated="4"/>
          <table:table-cell office:value-type="string" calcext:value-type="string">
            <text:p>Write-Skew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ow</text:p>
          </table:table-cell>
          <table:table-cell office:value-type="string" calcext:value-type="string">
            <text:p>High (5)</text:p>
          </table:table-cell>
          <table:table-cell office:value-type="string" calcext:value-type="string">
            <text:p>High (20)</text:p>
          </table:table-cell>
          <table:table-cell table:number-columns-repeated="2"/>
          <table:table-cell office:value-type="string" calcext:value-type="string">
            <text:p>Low</text:p>
          </table:table-cell>
          <table:table-cell office:value-type="string" calcext:value-type="string">
            <text:p>High (5)</text:p>
          </table:table-cell>
          <table:table-cell office:value-type="string" calcext:value-type="string">
            <text:p>High (20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float" office:value="28291.2" calcext:value-type="float">
            <text:p>28291.2</text:p>
          </table:table-cell>
          <table:table-cell office:value-type="float" office:value="17925" calcext:value-type="float">
            <text:p>17925</text:p>
          </table:table-cell>
          <table:table-cell office:value-type="float" office:value="1972.58" calcext:value-type="float">
            <text:p>1972.58</text:p>
          </table:table-cell>
          <table:table-cell/>
          <table:table-cell office:value-type="string" calcext:value-type="string">
            <text:p>SI</text:p>
          </table:table-cell>
          <table:table-cell office:value-type="float" office:value="28291.2" calcext:value-type="float">
            <text:p>28291.2</text:p>
          </table:table-cell>
          <table:table-cell office:value-type="float" office:value="22041.2" calcext:value-type="float">
            <text:p>22041.2</text:p>
          </table:table-cell>
          <table:table-cell office:value-type="float" office:value="3794.84" calcext:value-type="float">
            <text:p>3794.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office:value-type="float" office:value="23578.1" calcext:value-type="float">
            <text:p>23578.1</text:p>
          </table:table-cell>
          <table:table-cell office:value-type="float" office:value="16107.3" calcext:value-type="float">
            <text:p>16107.3</text:p>
          </table:table-cell>
          <table:table-cell office:value-type="float" office:value="1817.98" calcext:value-type="float">
            <text:p>1817.98</text:p>
          </table:table-cell>
          <table:table-cell/>
          <table:table-cell office:value-type="string" calcext:value-type="string">
            <text:p>CSI</text:p>
          </table:table-cell>
          <table:table-cell office:value-type="float" office:value="24957.7" calcext:value-type="float">
            <text:p>24957.7</text:p>
          </table:table-cell>
          <table:table-cell office:value-type="float" office:value="20246.3" calcext:value-type="float">
            <text:p>20246.3</text:p>
          </table:table-cell>
          <table:table-cell office:value-type="float" office:value="3494.12" calcext:value-type="float">
            <text:p>3494.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VCC</text:p>
          </table:table-cell>
          <table:table-cell office:value-type="float" office:value="24997.7" calcext:value-type="float">
            <text:p>24997.7</text:p>
          </table:table-cell>
          <table:table-cell office:value-type="float" office:value="11201" calcext:value-type="float">
            <text:p>11201</text:p>
          </table:table-cell>
          <table:table-cell office:value-type="float" office:value="309.601" calcext:value-type="float">
            <text:p>309.601</text:p>
          </table:table-cell>
          <table:table-cell/>
          <table:table-cell office:value-type="string" calcext:value-type="string">
            <text:p>MVCC</text:p>
          </table:table-cell>
          <table:table-cell office:value-type="float" office:value="24997.7" calcext:value-type="float">
            <text:p>24997.7</text:p>
          </table:table-cell>
          <table:table-cell office:value-type="float" office:value="10486.6" calcext:value-type="float">
            <text:p>10486.6</text:p>
          </table:table-cell>
          <table:table-cell office:value-type="float" office:value="146.972" calcext:value-type="float">
            <text:p>146.972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Long Transactions</text:p>
          </table:table-cell>
          <table:table-cell table:number-columns-repeated="4"/>
          <table:table-cell office:value-type="string" calcext:value-type="string">
            <text:p>Longest Transaction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ow</text:p>
          </table:table-cell>
          <table:table-cell office:value-type="string" calcext:value-type="string">
            <text:p>High (5)</text:p>
          </table:table-cell>
          <table:table-cell office:value-type="string" calcext:value-type="string">
            <text:p>High (20)</text:p>
          </table:table-cell>
          <table:table-cell table:number-columns-repeated="2"/>
          <table:table-cell office:value-type="string" calcext:value-type="string">
            <text:p>Low</text:p>
          </table:table-cell>
          <table:table-cell office:value-type="string" calcext:value-type="string">
            <text:p>High (5)</text:p>
          </table:table-cell>
          <table:table-cell office:value-type="string" calcext:value-type="string">
            <text:p>High (20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float" office:value="4275.57" calcext:value-type="float">
            <text:p>4275.57</text:p>
          </table:table-cell>
          <table:table-cell office:value-type="float" office:value="3985.94" calcext:value-type="float">
            <text:p>3985.94</text:p>
          </table:table-cell>
          <table:table-cell office:value-type="float" office:value="1203.76" calcext:value-type="float">
            <text:p>1203.76</text:p>
          </table:table-cell>
          <table:table-cell/>
          <table:table-cell office:value-type="string" calcext:value-type="string">
            <text:p>SI</text:p>
          </table:table-cell>
          <table:table-cell office:value-type="float" office:value="547.12" calcext:value-type="float">
            <text:p>547.12</text:p>
          </table:table-cell>
          <table:table-cell office:value-type="float" office:value="523.631" calcext:value-type="float">
            <text:p>523.631</text:p>
          </table:table-cell>
          <table:table-cell office:value-type="float" office:value="146.504" calcext:value-type="float">
            <text:p>146.5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office:value-type="float" office:value="3885.19" calcext:value-type="float">
            <text:p>3885.19</text:p>
          </table:table-cell>
          <table:table-cell office:value-type="float" office:value="3697.56" calcext:value-type="float">
            <text:p>3697.56</text:p>
          </table:table-cell>
          <table:table-cell office:value-type="float" office:value="1176.16" calcext:value-type="float">
            <text:p>1176.16</text:p>
          </table:table-cell>
          <table:table-cell/>
          <table:table-cell office:value-type="string" calcext:value-type="string">
            <text:p>CSI</text:p>
          </table:table-cell>
          <table:table-cell office:value-type="float" office:value="504.045" calcext:value-type="float">
            <text:p>504.045</text:p>
          </table:table-cell>
          <table:table-cell office:value-type="float" office:value="485.588" calcext:value-type="float">
            <text:p>485.588</text:p>
          </table:table-cell>
          <table:table-cell office:value-type="float" office:value="153.283" calcext:value-type="float">
            <text:p>153.28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VCC</text:p>
          </table:table-cell>
          <table:table-cell office:value-type="float" office:value="3983.9" calcext:value-type="float">
            <text:p>3983.9</text:p>
          </table:table-cell>
          <table:table-cell office:value-type="float" office:value="1373.94" calcext:value-type="float">
            <text:p>1373.94</text:p>
          </table:table-cell>
          <table:table-cell office:value-type="float" office:value="34.0189" calcext:value-type="float">
            <text:p>34.0189</text:p>
          </table:table-cell>
          <table:table-cell/>
          <table:table-cell office:value-type="string" calcext:value-type="string">
            <text:p>MVCC</text:p>
          </table:table-cell>
          <table:table-cell office:value-type="float" office:value="374.661" calcext:value-type="float">
            <text:p>374.661</text:p>
          </table:table-cell>
          <table:table-cell office:value-type="float" office:value="100.689" calcext:value-type="float">
            <text:p>100.68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 style:data-style-name="N2" text:time-value="15:30:54.690541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2:07:42.897976654</meta:creation-date>
    <dc:date>2016-05-03T15:31:59.254981726</dc:date>
    <meta:editing-duration>PT20M23S</meta:editing-duration>
    <meta:editing-cycles>7</meta:editing-cycles>
    <meta:generator>LibreOffice/4.2.8.2$Linux_X86_64 LibreOffice_project/420m0$Build-2</meta:generator>
    <meta:document-statistic meta:table-count="1" meta:cell-count="25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669933" draw:fill-color="#6699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63cm" svg:y="0.316cm" chart:style-name="ch2">
          <text:p>With Write-Skew</text:p>
        </chart:title>
        <chart:legend chart:legend-position="end" svg:x="13.651cm" svg:y="3.703cm" style:legend-expansion="high" chart:style-name="ch3"/>
        <chart:plot-area chart:style-name="ch4" table:cell-range-address="Sheet1.H44:Sheet1.J47 Sheet1.G45:Sheet1.G47" chart:data-source-has-labels="both" svg:x="1.331cm" svg:y="1.301cm" svg:width="12cm" svg:height="6.538cm">
          <chartooo:coordinate-region svg:x="2.508cm" svg:y="1.5cm" svg:width="10.133cm" svg:height="5.692cm"/>
          <chart:axis chart:dimension="x" chart:name="primary-x" chart:style-name="ch5" chartooo:axis-type="auto">
            <chartooo:date-scale/>
            <chart:title svg:x="6.043cm" svg:y="8.019cm" chart:style-name="ch6">
              <text:p>Contention Level</text:p>
            </chart:title>
            <chart:categories table:cell-range-address="Sheet1.H44:Sheet1.J44"/>
            <chart:grid chart:style-name="ch7" chart:class="major"/>
          </chart:axis>
          <chart:axis chart:dimension="y" chart:name="primary-y" chart:style-name="ch5">
            <chart:title svg:x="0.451cm" svg:y="6.188cm" chart:style-name="ch8">
              <text:p>Throughput (txns/sec)</text:p>
            </chart:title>
            <chart:grid chart:style-name="ch7" chart:class="major"/>
          </chart:axis>
          <chart:series chart:style-name="ch9" chart:values-cell-range-address="Sheet1.H45:Sheet1.J45" chart:label-cell-address="Sheet1.G45:Sheet1.G45" chart:class="chart:line">
            <chart:data-point chart:repeated="3"/>
          </chart:series>
          <chart:series chart:style-name="ch10" chart:values-cell-range-address="Sheet1.H46:Sheet1.J46" chart:label-cell-address="Sheet1.G46:Sheet1.G46" chart:class="chart:line">
            <chart:data-point chart:repeated="3"/>
          </chart:series>
          <chart:series chart:style-name="ch11" chart:values-cell-range-address="Sheet1.H47:Sheet1.J47" chart:label-cell-address="Sheet1.G47:Sheet1.G47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heet1.H44:Sheet1.J44</svg:desc>
                </draw:g>
              </table:table-cell>
              <table:table-cell office:value-type="string">
                <text:p>High (5)</text:p>
              </table:table-cell>
              <table:table-cell office:value-type="string">
                <text:p>High (20)</text:p>
              </table:table-cell>
            </table:table-row>
          </table:table-header-rows>
          <table:table-rows>
            <table:table-row>
              <table:table-cell office:value-type="string">
                <text:p>SI</text:p>
                <draw:g>
                  <svg:desc>Sheet1.G45:Sheet1.G45</svg:desc>
                </draw:g>
              </table:table-cell>
              <table:table-cell office:value-type="float" office:value="28291.2">
                <text:p>28291.2</text:p>
                <draw:g>
                  <svg:desc>Sheet1.H45:Sheet1.J45</svg:desc>
                </draw:g>
              </table:table-cell>
              <table:table-cell office:value-type="float" office:value="22041.2">
                <text:p>22041.2</text:p>
              </table:table-cell>
              <table:table-cell office:value-type="float" office:value="3794.84">
                <text:p>3794.84</text:p>
              </table:table-cell>
            </table:table-row>
            <table:table-row>
              <table:table-cell office:value-type="string">
                <text:p>CSI</text:p>
                <draw:g>
                  <svg:desc>Sheet1.G46:Sheet1.G46</svg:desc>
                </draw:g>
              </table:table-cell>
              <table:table-cell office:value-type="float" office:value="24957.7">
                <text:p>24957.7</text:p>
                <draw:g>
                  <svg:desc>Sheet1.H46:Sheet1.J46</svg:desc>
                </draw:g>
              </table:table-cell>
              <table:table-cell office:value-type="float" office:value="20246.3">
                <text:p>20246.3</text:p>
              </table:table-cell>
              <table:table-cell office:value-type="float" office:value="3494.12">
                <text:p>3494.12</text:p>
              </table:table-cell>
            </table:table-row>
            <table:table-row>
              <table:table-cell office:value-type="string">
                <text:p>MVCC</text:p>
                <draw:g>
                  <svg:desc>Sheet1.G47:Sheet1.G47</svg:desc>
                </draw:g>
              </table:table-cell>
              <table:table-cell office:value-type="float" office:value="24997.7">
                <text:p>24997.7</text:p>
                <draw:g>
                  <svg:desc>Sheet1.H47:Sheet1.J47</svg:desc>
                </draw:g>
              </table:table-cell>
              <table:table-cell office:value-type="float" office:value="10486.6">
                <text:p>10486.6</text:p>
              </table:table-cell>
              <table:table-cell office:value-type="float" office:value="146.972">
                <text:p>146.9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669933" draw:fill-color="#6699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cm" svg:y="0.316cm" chart:style-name="ch2">
          <text:p>Sanity Check - No Write-Skew</text:p>
        </chart:title>
        <chart:legend chart:legend-position="end" svg:x="13.651cm" svg:y="3.703cm" style:legend-expansion="high" chart:style-name="ch3"/>
        <chart:plot-area chart:style-name="ch4" table:cell-range-address="Sheet1.B44:Sheet1.E47" chart:data-source-has-labels="both" svg:x="1.331cm" svg:y="1.301cm" svg:width="12cm" svg:height="6.538cm">
          <chartooo:coordinate-region svg:x="2.508cm" svg:y="1.5cm" svg:width="10.133cm" svg:height="5.692cm"/>
          <chart:axis chart:dimension="x" chart:name="primary-x" chart:style-name="ch5" chartooo:axis-type="auto">
            <chartooo:date-scale/>
            <chart:title svg:x="6.043cm" svg:y="8.019cm" chart:style-name="ch6">
              <text:p>Contention Level</text:p>
            </chart:title>
            <chart:categories table:cell-range-address="Sheet1.C44:Sheet1.E44"/>
            <chart:grid chart:style-name="ch7" chart:class="major"/>
          </chart:axis>
          <chart:axis chart:dimension="y" chart:name="primary-y" chart:style-name="ch5">
            <chart:title svg:x="0.451cm" svg:y="6.188cm" chart:style-name="ch8">
              <text:p>Throughput (txns/sec)</text:p>
            </chart:title>
            <chart:grid chart:style-name="ch7" chart:class="major"/>
          </chart:axis>
          <chart:series chart:style-name="ch9" chart:values-cell-range-address="Sheet1.C45:Sheet1.E45" chart:label-cell-address="Sheet1.B45:Sheet1.B45" chart:class="chart:line">
            <chart:data-point chart:repeated="3"/>
          </chart:series>
          <chart:series chart:style-name="ch10" chart:values-cell-range-address="Sheet1.C46:Sheet1.E46" chart:label-cell-address="Sheet1.B46:Sheet1.B46" chart:class="chart:line">
            <chart:data-point chart:repeated="3"/>
          </chart:series>
          <chart:series chart:style-name="ch11" chart:values-cell-range-address="Sheet1.C47:Sheet1.E47" chart:label-cell-address="Sheet1.B47:Sheet1.B47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heet1.C44:Sheet1.E44</svg:desc>
                </draw:g>
              </table:table-cell>
              <table:table-cell office:value-type="string">
                <text:p>High (5)</text:p>
              </table:table-cell>
              <table:table-cell office:value-type="string">
                <text:p>High (20)</text:p>
              </table:table-cell>
            </table:table-row>
          </table:table-header-rows>
          <table:table-rows>
            <table:table-row>
              <table:table-cell office:value-type="string">
                <text:p>SI</text:p>
                <draw:g>
                  <svg:desc>Sheet1.B45:Sheet1.B45</svg:desc>
                </draw:g>
              </table:table-cell>
              <table:table-cell office:value-type="float" office:value="28291.2">
                <text:p>28291.2</text:p>
                <draw:g>
                  <svg:desc>Sheet1.C45:Sheet1.E45</svg:desc>
                </draw:g>
              </table:table-cell>
              <table:table-cell office:value-type="float" office:value="17925">
                <text:p>17925</text:p>
              </table:table-cell>
              <table:table-cell office:value-type="float" office:value="1972.58">
                <text:p>1972.58</text:p>
              </table:table-cell>
            </table:table-row>
            <table:table-row>
              <table:table-cell office:value-type="string">
                <text:p>CSI</text:p>
                <draw:g>
                  <svg:desc>Sheet1.B46:Sheet1.B46</svg:desc>
                </draw:g>
              </table:table-cell>
              <table:table-cell office:value-type="float" office:value="23578.1">
                <text:p>23578.1</text:p>
                <draw:g>
                  <svg:desc>Sheet1.C46:Sheet1.E46</svg:desc>
                </draw:g>
              </table:table-cell>
              <table:table-cell office:value-type="float" office:value="16107.3">
                <text:p>16107.3</text:p>
              </table:table-cell>
              <table:table-cell office:value-type="float" office:value="1817.98">
                <text:p>1817.98</text:p>
              </table:table-cell>
            </table:table-row>
            <table:table-row>
              <table:table-cell office:value-type="string">
                <text:p>MVCC</text:p>
                <draw:g>
                  <svg:desc>Sheet1.B47:Sheet1.B47</svg:desc>
                </draw:g>
              </table:table-cell>
              <table:table-cell office:value-type="float" office:value="24997.7">
                <text:p>24997.7</text:p>
                <draw:g>
                  <svg:desc>Sheet1.C47:Sheet1.E47</svg:desc>
                </draw:g>
              </table:table-cell>
              <table:table-cell office:value-type="float" office:value="11201">
                <text:p>11201</text:p>
              </table:table-cell>
              <table:table-cell office:value-type="float" office:value="309.601">
                <text:p>309.6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669933" draw:fill-color="#6699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02cm" svg:y="0.316cm" chart:style-name="ch2">
          <text:p>Long Transactions (1ms) with Write-Skew</text:p>
        </chart:title>
        <chart:legend chart:legend-position="end" svg:x="13.651cm" svg:y="3.703cm" style:legend-expansion="high" chart:style-name="ch3"/>
        <chart:plot-area chart:style-name="ch4" table:cell-range-address="Sheet1.B51:Sheet1.E54" chart:data-source-has-labels="both" svg:x="1.331cm" svg:y="1.301cm" svg:width="12cm" svg:height="6.538cm">
          <chartooo:coordinate-region svg:x="2.323cm" svg:y="1.5cm" svg:width="10.318cm" svg:height="5.692cm"/>
          <chart:axis chart:dimension="x" chart:name="primary-x" chart:style-name="ch5" chartooo:axis-type="auto">
            <chartooo:date-scale/>
            <chart:title svg:x="6.043cm" svg:y="8.019cm" chart:style-name="ch6">
              <text:p>Contention Level</text:p>
            </chart:title>
            <chart:categories table:cell-range-address="Sheet1.C51:Sheet1.E51"/>
            <chart:grid chart:style-name="ch7" chart:class="major"/>
          </chart:axis>
          <chart:axis chart:dimension="y" chart:name="primary-y" chart:style-name="ch5">
            <chart:title svg:x="0.451cm" svg:y="6.188cm" chart:style-name="ch8">
              <text:p>Throughput (txns/sec)</text:p>
            </chart:title>
            <chart:grid chart:style-name="ch7" chart:class="major"/>
          </chart:axis>
          <chart:series chart:style-name="ch9" chart:values-cell-range-address="Sheet1.C52:Sheet1.E52" chart:label-cell-address="Sheet1.B52:Sheet1.B52" chart:class="chart:line">
            <chart:data-point chart:repeated="3"/>
          </chart:series>
          <chart:series chart:style-name="ch10" chart:values-cell-range-address="Sheet1.C53:Sheet1.E53" chart:label-cell-address="Sheet1.B53:Sheet1.B53" chart:class="chart:line">
            <chart:data-point chart:repeated="3"/>
          </chart:series>
          <chart:series chart:style-name="ch11" chart:values-cell-range-address="Sheet1.C54:Sheet1.E54" chart:label-cell-address="Sheet1.B54:Sheet1.B5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heet1.C51:Sheet1.E51</svg:desc>
                </draw:g>
              </table:table-cell>
              <table:table-cell office:value-type="string">
                <text:p>High (5)</text:p>
              </table:table-cell>
              <table:table-cell office:value-type="string">
                <text:p>High (20)</text:p>
              </table:table-cell>
            </table:table-row>
          </table:table-header-rows>
          <table:table-rows>
            <table:table-row>
              <table:table-cell office:value-type="string">
                <text:p>SI</text:p>
                <draw:g>
                  <svg:desc>Sheet1.B52:Sheet1.B52</svg:desc>
                </draw:g>
              </table:table-cell>
              <table:table-cell office:value-type="float" office:value="4275.57">
                <text:p>4275.57</text:p>
                <draw:g>
                  <svg:desc>Sheet1.C52:Sheet1.E52</svg:desc>
                </draw:g>
              </table:table-cell>
              <table:table-cell office:value-type="float" office:value="3985.94">
                <text:p>3985.94</text:p>
              </table:table-cell>
              <table:table-cell office:value-type="float" office:value="1203.76">
                <text:p>1203.76</text:p>
              </table:table-cell>
            </table:table-row>
            <table:table-row>
              <table:table-cell office:value-type="string">
                <text:p>CSI</text:p>
                <draw:g>
                  <svg:desc>Sheet1.B53:Sheet1.B53</svg:desc>
                </draw:g>
              </table:table-cell>
              <table:table-cell office:value-type="float" office:value="3885.19">
                <text:p>3885.19</text:p>
                <draw:g>
                  <svg:desc>Sheet1.C53:Sheet1.E53</svg:desc>
                </draw:g>
              </table:table-cell>
              <table:table-cell office:value-type="float" office:value="3697.56">
                <text:p>3697.56</text:p>
              </table:table-cell>
              <table:table-cell office:value-type="float" office:value="1176.16">
                <text:p>1176.16</text:p>
              </table:table-cell>
            </table:table-row>
            <table:table-row>
              <table:table-cell office:value-type="string">
                <text:p>MVCC</text:p>
                <draw:g>
                  <svg:desc>Sheet1.B54:Sheet1.B54</svg:desc>
                </draw:g>
              </table:table-cell>
              <table:table-cell office:value-type="float" office:value="3983.9">
                <text:p>3983.9</text:p>
                <draw:g>
                  <svg:desc>Sheet1.C54:Sheet1.E54</svg:desc>
                </draw:g>
              </table:table-cell>
              <table:table-cell office:value-type="float" office:value="1373.94">
                <text:p>1373.94</text:p>
              </table:table-cell>
              <table:table-cell office:value-type="float" office:value="34.0189">
                <text:p>34.01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669933" draw:fill-color="#6699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83cm" svg:y="0.316cm" chart:style-name="ch2">
          <text:p>Long Transactions (10ms) with Write-Skew</text:p>
        </chart:title>
        <chart:legend chart:legend-position="end" svg:x="13.651cm" svg:y="3.703cm" style:legend-expansion="high" chart:style-name="ch3"/>
        <chart:plot-area chart:style-name="ch4" table:cell-range-address="Sheet1.G51:Sheet1.J54" chart:data-source-has-labels="both" svg:x="1.331cm" svg:y="1.301cm" svg:width="12cm" svg:height="6.538cm">
          <chartooo:coordinate-region svg:x="2.138cm" svg:y="1.5cm" svg:width="10.503cm" svg:height="5.692cm"/>
          <chart:axis chart:dimension="x" chart:name="primary-x" chart:style-name="ch5" chartooo:axis-type="auto">
            <chartooo:date-scale/>
            <chart:title svg:x="6.043cm" svg:y="8.019cm" chart:style-name="ch6">
              <text:p>Contention Level</text:p>
            </chart:title>
            <chart:categories table:cell-range-address="Sheet1.H51:Sheet1.J51"/>
            <chart:grid chart:style-name="ch7" chart:class="major"/>
          </chart:axis>
          <chart:axis chart:dimension="y" chart:name="primary-y" chart:style-name="ch5">
            <chart:title svg:x="0.451cm" svg:y="6.188cm" chart:style-name="ch8">
              <text:p>Throughput (txns/sec)</text:p>
            </chart:title>
            <chart:grid chart:style-name="ch7" chart:class="major"/>
          </chart:axis>
          <chart:series chart:style-name="ch9" chart:values-cell-range-address="Sheet1.H52:Sheet1.J52" chart:label-cell-address="Sheet1.G52:Sheet1.G52" chart:class="chart:line">
            <chart:data-point chart:repeated="3"/>
          </chart:series>
          <chart:series chart:style-name="ch10" chart:values-cell-range-address="Sheet1.H53:Sheet1.J53" chart:label-cell-address="Sheet1.G53:Sheet1.G53" chart:class="chart:line">
            <chart:data-point chart:repeated="3"/>
          </chart:series>
          <chart:series chart:style-name="ch11" chart:values-cell-range-address="Sheet1.H54:Sheet1.J54" chart:label-cell-address="Sheet1.G54:Sheet1.G5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heet1.H51:Sheet1.J51</svg:desc>
                </draw:g>
              </table:table-cell>
              <table:table-cell office:value-type="string">
                <text:p>High (5)</text:p>
              </table:table-cell>
              <table:table-cell office:value-type="string">
                <text:p>High (20)</text:p>
              </table:table-cell>
            </table:table-row>
          </table:table-header-rows>
          <table:table-rows>
            <table:table-row>
              <table:table-cell office:value-type="string">
                <text:p>SI</text:p>
                <draw:g>
                  <svg:desc>Sheet1.G52:Sheet1.G52</svg:desc>
                </draw:g>
              </table:table-cell>
              <table:table-cell office:value-type="float" office:value="547.12">
                <text:p>547.12</text:p>
                <draw:g>
                  <svg:desc>Sheet1.H52:Sheet1.J52</svg:desc>
                </draw:g>
              </table:table-cell>
              <table:table-cell office:value-type="float" office:value="523.631">
                <text:p>523.631</text:p>
              </table:table-cell>
              <table:table-cell office:value-type="float" office:value="146.504">
                <text:p>146.504</text:p>
              </table:table-cell>
            </table:table-row>
            <table:table-row>
              <table:table-cell office:value-type="string">
                <text:p>CSI</text:p>
                <draw:g>
                  <svg:desc>Sheet1.G53:Sheet1.G53</svg:desc>
                </draw:g>
              </table:table-cell>
              <table:table-cell office:value-type="float" office:value="504.045">
                <text:p>504.045</text:p>
                <draw:g>
                  <svg:desc>Sheet1.H53:Sheet1.J53</svg:desc>
                </draw:g>
              </table:table-cell>
              <table:table-cell office:value-type="float" office:value="485.588">
                <text:p>485.588</text:p>
              </table:table-cell>
              <table:table-cell office:value-type="float" office:value="153.283">
                <text:p>153.283</text:p>
              </table:table-cell>
            </table:table-row>
            <table:table-row>
              <table:table-cell office:value-type="string">
                <text:p>MVCC</text:p>
                <draw:g>
                  <svg:desc>Sheet1.G54:Sheet1.G54</svg:desc>
                </draw:g>
              </table:table-cell>
              <table:table-cell office:value-type="float" office:value="374.661">
                <text:p>374.661</text:p>
                <draw:g>
                  <svg:desc>Sheet1.H54:Sheet1.J54</svg:desc>
                </draw:g>
              </table:table-cell>
              <table:table-cell office:value-type="float" office:value="100.689">
                <text:p>100.68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